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Heading" style:master-page-name="Index">
      <style:paragraph-properties style:page-number="auto" fo:break-before="pag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Header">
      <style:text-properties fo:font-size="10pt" fo:font-weight="normal" officeooo:rsid="00081f98" officeooo:paragraph-rsid="00081f98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rsid="000710f6" officeooo:paragraph-rsid="000710f6"/>
    </style:style>
    <style:style style:name="P8" style:family="paragraph" style:parent-style-name="Standard">
      <style:paragraph-properties fo:break-before="page"/>
      <style:text-properties officeooo:rsid="000710f6" officeooo:paragraph-rsid="000710f6"/>
    </style:style>
    <style:style style:name="P9" style:family="paragraph" style:parent-style-name="Standard">
      <style:paragraph-properties fo:text-align="justify" style:justify-single-word="false"/>
      <style:text-properties officeooo:rsid="000710f6" officeooo:paragraph-rsid="000710f6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710f6" officeooo:paragraph-rsid="000710f6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81f98" officeooo:paragraph-rsid="00081f98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81f98" officeooo:paragraph-rsid="00081f98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0710f6" officeooo:paragraph-rsid="000710f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81f98"/>
    </style:style>
    <style:style style:name="P15" style:family="paragraph" style:parent-style-name="Standard" style:master-page-name="Standard">
      <style:paragraph-properties fo:text-align="justify" style:justify-single-word="false" style:page-number="1" fo:break-before="page"/>
      <style:text-properties fo:font-weight="bold" officeooo:rsid="000710f6" officeooo:paragraph-rsid="000710f6" style:font-weight-asian="bold" style:font-weight-complex="bold"/>
    </style:style>
    <style:style style:name="P16" style:family="paragraph" style:parent-style-name="Standard" style:master-page-name="First_20_Page">
      <style:paragraph-properties style:page-number="auto"/>
      <style:text-properties fo:font-size="16pt" fo:font-weight="bold" officeooo:rsid="000710f6" officeooo:paragraph-rsid="000710f6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4pt" fo:font-weight="bold" officeooo:rsid="000710f6" officeooo:paragraph-rsid="000710f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36pt" fo:font-weight="bold" officeooo:rsid="000710f6" officeooo:paragraph-rsid="000710f6" style:font-size-asian="36pt" style:font-weight-asian="bold" style:font-size-complex="36pt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T1" style:family="text">
      <style:text-properties officeooo:rsid="00081f98"/>
    </style:style>
    <style:style style:name="T2" style:family="text">
      <style:text-properties style:text-underline-style="none" officeooo:rsid="00081f98"/>
    </style:style>
    <style:style style:name="T3" style:family="text">
      <style:text-properties fo:font-size="10pt" style:font-size-asian="8.75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OSE MARÍA FERNÁNDEZ MOLINA</text:p>
      <text:p text:style-name="P17">ACCESO A DATOS</text:p>
      <text:p text:style-name="P17">1º DE DAM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TEMA 1: PRÁCTICA 7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ÍNDICE</text:p>
          </text:index-title>
          <text:p text:style-name="P1"><text:a xlink:type="simple" xlink:href="#1%19Lectura%20de%20documento%20conociendo%20el%20contenido%20e%20impresi%C3%B3n%20por%20pantalla%19C%7Ctoxmark" text:style-name="Index_20_Link" text:visited-style-name="Index_20_Link">Lectura de documento conociendo el contenido e impresión por pantalla<text:tab/>1</text:a></text:p>
          <text:p text:style-name="P1"><text:a xlink:type="simple" xlink:href="#1%19Lectura%20del%20documento%20sin%20conocer%20el%20contenido%20lo%20que%20permitir%C3%ADa%20leer%20cualquier%20documento%20e%20imprimirlo%20por%20pantalla.%19C%7Ctoxmark" text:style-name="Index_20_Link" text:visited-style-name="Index_20_Link">Lectura del documento sin conocer el contenido lo que permitiría leer cualquier documento e imprimirlo por pantalla.<text:tab/>1</text:a></text:p>
        </text:index-body>
      </text:table-of-content>
      <text:p text:style-name="P7"/>
      <text:p text:style-name="P15">- <text:toc-mark-start text:id="IMark218221728" text:outline-level="1"/>Lectura de documento conociendo el contenido <text:span text:style-name="T1">e impresión por pantalla</text:span><text:toc-mark-end text:id="IMark218221728"/>:</text:p>
      <text:p text:style-name="P9"/>
      <text:p text:style-name="P9">Para facilitar la lectura del documento se adjunta un enlace a mi repositoria en GitHub:</text:p>
      <text:p text:style-name="P9"><text:a xlink:type="simple" xlink:href="https://github.com/X3M4/acceso_a_datos_p1-5/tree/main/practica_7/src/main/java/tema1/p7" text:style-name="Internet_20_link" text:visited-style-name="Visited_20_Internet_20_Link">https://github.com/X3M4/acceso_a_datos_p1-5/tree/main/practica_7/src/main/java/tema1/p7</text:a></text:p>
      <text:p text:style-name="P9"/>
      <text:p text:style-name="P13">- <text:toc-mark-start text:id="IMark205468144" text:outline-level="1"/><text:span text:style-name="T1">Lectura del documento sin conocer el contenido lo que permitiría leer cualquier documento e imprimirlo por pantalla.</text:span><text:toc-mark-end text:id="IMark205468144"/></text:p>
      <text:p text:style-name="P10"/>
      <text:p text:style-name="P12">Para facilitar la lectura del documento se adjunta un enlace a mi repositorio en GitHub:</text:p>
      <text:p text:style-name="P19"><text:a xlink:type="simple" xlink:href="https://github.com/X3M4/acceso_a_datos_p1-5/blob/main/practica_7_2/src/main/java/tema1/p7_2/ParserXML.java" text:style-name="Internet_20_link" text:visited-style-name="Visited_20_Internet_20_Link">https://github.com/X3M4/acceso_a_datos_p1-5/blob/main/practica_7_2/src/main/java/tema1/p7_2/ParserXML.java</text:a></text:p>
      <text:p text:style-name="P19"/>
      <text:p text:style-name="P14"><text:span text:style-name="T2"/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top="0.199cm" fo:margin-bottom="0.199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fo:font-weight="normal" officeooo:rsid="00081f98" officeooo:paragraph-rsid="00081f98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CESO A DATOS<text:tab/><text:tab/>PRACTICA 7</text:p>
      </style:header>
      <style:footer>
        <text:p text:style-name="MP2"><text:bookmark-start text:name="PageNumWizard_FOOTER_Estilo de página predeterminado1 Copia 1"/><text:page-number text:select-page="current">1</text:page-number><text:bookmark-end text:name="PageNumWizard_FOOTER_Estilo de página predeterminado1 Copia 1"/></text:p>
      </style:footer>
      <style:footer-left>
        <text:p text:style-name="MP3"><text:bookmark-start text:name="PageNumWizard_FOOTER_Estilo de página predeterminado2"/><text:page-number text:select-page="current">2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2:44:08.720401220</meta:creation-date>
    <dc:date>2023-10-12T13:07:59.429570049</dc:date>
    <meta:editing-duration>PT23M51S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18" meta:word-count="114" meta:character-count="852" meta:non-whitespace-character-count="755"/>
  </office:meta>
</office:document-meta>
</file>